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" style:family="paragraph" style:parent-style-name="Standard">
      <style:text-properties officeooo:paragraph-rsid="001358c9"/>
    </style:style>
    <style:style style:name="P4" style:family="paragraph" style:parent-style-name="Standard">
      <style:text-properties officeooo:rsid="001bee95" officeooo:paragraph-rsid="001bee95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officeooo:rsid="001873da"/>
    </style:style>
    <style:style style:name="T3" style:family="text">
      <style:text-properties officeooo:rsid="001873da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Using the GEOquery package 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28252_3670047285" text:style-name="Index_20_Link" text:visited-style-name="Index_20_Link">Cách tổ chức của GEO<text:tab/>1</text:a></text:p>
          <text:p text:style-name="P2"><text:a xlink:type="simple" xlink:href="#__RefHeading___Toc28254_3670047285" text:style-name="Index_20_Link" text:visited-style-name="Index_20_Link"><text:s/>-4 basic level units:<text:tab/>1</text:a></text:p>
          <text:p text:style-name="P2"><text:a xlink:type="simple" xlink:href="#__RefHeading___Toc28256_3670047285" text:style-name="Index_20_Link" text:visited-style-name="Index_20_Link"><text:s/>-Platforms<text:tab/>1</text:a></text:p>
          <text:p text:style-name="P2"><text:a xlink:type="simple" xlink:href="#__RefHeading___Toc28258_3670047285" text:style-name="Index_20_Link" text:visited-style-name="Index_20_Link"><text:s/>-Samples<text:tab/>1</text:a></text:p>
          <text:p text:style-name="P2"><text:a xlink:type="simple" xlink:href="#__RefHeading___Toc28260_3670047285" text:style-name="Index_20_Link" text:visited-style-name="Index_20_Link"><text:s/>-Series<text:tab/>1</text:a></text:p>
          <text:p text:style-name="P2"><text:a xlink:type="simple" xlink:href="#__RefHeading___Toc28262_3670047285" text:style-name="Index_20_Link" text:visited-style-name="Index_20_Link"><text:s/>-Dataset<text:tab/>2</text:a></text:p>
          <text:p text:style-name="P1"><text:a xlink:type="simple" xlink:href="#__RefHeading___Toc28264_3670047285" text:style-name="Index_20_Link" text:visited-style-name="Index_20_Link">Basic query command<text:tab/>2</text:a></text:p>
        </text:index-body>
      </text:table-of-content>
      <text:p text:style-name="Standard"/>
      <text:h text:style-name="Heading_20_1" text:outline-level="1"><text:bookmark-start text:name="__RefHeading___Toc28252_3670047285"/>Cách tổ chức của GEO <text:bookmark-end text:name="__RefHeading___Toc28252_3670047285"/></text:h>
      <text:p text:style-name="P3"><text:tab/>-Chứa data của microarray-based experiments để đo lường</text:p>
      <text:p text:style-name="P3"><text:tab/><text:tab/>+mRNA</text:p>
      <text:p text:style-name="P3"><text:tab/><text:tab/>+genomic DNA</text:p>
      <text:p text:style-name="P3"><text:tab/><text:tab/>+protein abundance </text:p>
      <text:p text:style-name="P3"><text:tab/>và non-array techniques data như SAGE, mass spec, proteomics data, HTS data</text:p>
      <text:p text:style-name="P3"/>
      <text:h text:style-name="Heading_20_2" text:outline-level="2"><text:bookmark-start text:name="__RefHeading___Toc28254_3670047285"/><text:tab/>-4 basic level units:<text:bookmark-end text:name="__RefHeading___Toc28254_3670047285"/></text:h>
      <text:p text:style-name="P3"><text:tab/><text:tab/>+Sample, Platform, Series (được input bởi users)</text:p>
      <text:p text:style-name="P3"><text:tab/><text:tab/>+Dataset (được curated bởi staff của GEO) </text:p>
      <text:p text:style-name="P3"/>
      <text:h text:style-name="Heading_20_2" text:outline-level="2"><text:bookmark-start text:name="__RefHeading___Toc28256_3670047285"/><text:tab/>-Platforms<text:bookmark-end text:name="__RefHeading___Toc28256_3670047285"/></text:h>
      <text:p text:style-name="P3"><text:tab/><text:tab/>-GPLXXX</text:p>
      <text:p text:style-name="P3"><text:tab/><text:tab/>-Describes a list of elements on the array (cDNAs, oligonucleotide, probesets, <text:tab/><text:tab/><text:tab/><text:tab/>antibodies…)</text:p>
      <text:p text:style-name="P3"><text:tab/><text:tab/>-<text:span text:style-name="T1">A platform may reference to many Samples </text:span></text:p>
      <text:p text:style-name="P3"/>
      <text:h text:style-name="Heading_20_2" text:outline-level="2"><text:bookmark-start text:name="__RefHeading___Toc28258_3670047285"/><text:tab/>-Samples<text:bookmark-end text:name="__RefHeading___Toc28258_3670047285"/></text:h>
      <text:p text:style-name="P3"><text:tab/><text:tab/>-GSMXXX</text:p>
      <text:p text:style-name="P3"><text:tab/><text:tab/>-Describes the conditions under which an individual Sample was handled, the <text:tab/><text:tab/><text:tab/><text:tab/>manipulation it underwent,…</text:p>
      <text:p text:style-name="P3"><text:tab/><text:tab/><text:span text:style-name="T1">-A Sample entity must reference only one Platform and may be included in multiple <text:tab/><text:tab/><text:tab/>Series.</text:span></text:p>
      <text:p text:style-name="P3"/>
      <text:h text:style-name="Heading_20_2" text:outline-level="2"><text:bookmark-start text:name="__RefHeading___Toc28260_3670047285"/><text:tab/>-Series<text:bookmark-end text:name="__RefHeading___Toc28260_3670047285"/></text:h>
      <text:p text:style-name="P3"><text:tab/><text:tab/>-GSEXXX</text:p>
      <text:p text:style-name="P3"><text:tab/><text:tab/>-<text:span text:style-name="T1">A Series record defines a set of related Samples considered to be part of a group</text:span>, how <text:tab/><text:tab/><text:tab/>the Samples are related, and if and how they are ordered. A Series provides a focal point <text:tab/><text:tab/>and description of the experiment as a whole.</text:p>
      <text:p text:style-name="P3"><text:soft-page-break/><text:tab/></text:p>
      <text:h text:style-name="Heading_20_2" text:outline-level="2"><text:bookmark-start text:name="__RefHeading___Toc28262_3670047285"/><text:tab/>-Dataset<text:bookmark-end text:name="__RefHeading___Toc28262_3670047285"/></text:h>
      <text:p text:style-name="P3"><text:tab/><text:tab/>-GDSxxx</text:p>
      <text:p text:style-name="P3"><text:tab/><text:tab/>-Are <text:span text:style-name="T3">curated sets of GEO Sample data </text:span></text:p>
      <text:p text:style-name="P3"><text:tab/><text:tab/>-<text:span text:style-name="T3">A GDS record represents a collection of biologically and ststistically comparable GEO <text:tab/><text:tab/><text:tab/>Samples and forms the basis of GEO’s suit of data dislay and analysis tools.</text:span></text:p>
      <text:p text:style-name="P3"><text:tab/><text:tab/>-<text:span text:style-name="T2">Samples within a GDS refer to the same Platform.</text:span></text:p>
      <text:p text:style-name="P3"><text:tab/><text:tab/>-<text:span text:style-name="T3">Value measurements for each Sample within a GDS are assumed to be calculated in an <text:tab/><text:tab/><text:tab/>equivalent manner, i.e.: equivalent background processing, consistent normalization.</text:span></text:p>
      <text:p text:style-name="P3"/>
      <text:h text:style-name="Heading_20_1" text:outline-level="1"><text:bookmark-start text:name="__RefHeading___Toc28264_3670047285"/>Basic query command <text:bookmark-end text:name="__RefHeading___Toc28264_3670047285"/></text:h>
      <text:p text:style-name="P4"><text:tab/>library(GEOquery)</text:p>
      <text:p text:style-name="P4"><text:tab/>gds ← getGEO(“GDS507”)</text:p>
      <text:p text:style-name="P4"><text:tab/>gsm ← getGEO(“GSM11805”)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7T09:51:29.442517894</meta:creation-date>
    <dc:date>2022-03-17T10:29:16.290147198</dc:date>
    <meta:editing-duration>PT37M44S</meta:editing-duration>
    <meta:editing-cycles>7</meta:editing-cycles>
    <meta:generator>LibreOffice/7.1.7.2$Linux_X86_64 LibreOffice_project/10$Build-2</meta:generator>
    <meta:document-statistic meta:table-count="0" meta:image-count="0" meta:object-count="0" meta:page-count="2" meta:paragraph-count="40" meta:word-count="251" meta:character-count="1632" meta:non-whitespace-character-count="1339"/>
  </office:meta>
</office:document-meta>
</file>